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cc" draw:textarea-horizontal-align="justify" draw:textarea-vertical-align="middle" draw:auto-grow-height="false" fo:min-height="1.76cm" fo:min-width="3.5cm"/>
    </style:style>
    <style:style style:name="gr2" style:family="graphic" style:parent-style-name="standard">
      <style:graphic-properties svg:stroke-color="#000000" draw:fill-color="#ff8080" draw:textarea-horizontal-align="justify" draw:textarea-vertical-align="middle" draw:auto-grow-height="false" fo:min-height="1.752cm" fo:min-width="2.945cm"/>
    </style:style>
    <style:style style:name="gr3"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4" style:family="graphic" style:parent-style-name="objectwithoutfill">
      <style:graphic-properties svg:stroke-width="0.1cm" svg:stroke-color="#999999" draw:marker-start="" draw:marker-start-width="0.35cm" draw:marker-end="" draw:marker-end-width="0.45cm" draw:fill="none" draw:textarea-vertical-align="middle" fo:padding-top="0.175cm" fo:padding-bottom="0.175cm" fo:padding-left="0.3cm" fo:padding-right="0.3cm"/>
    </style:style>
    <style:style style:name="gr5" style:family="graphic" style:parent-style-name="objectwithoutfill">
      <style:graphic-properties draw:stroke-dash="Ultrafine_20_Dashed" svg:stroke-width="0.1cm" svg:stroke-color="#999999" draw:marker-start-width="0.35cm" draw:marker-end="Arrow" draw:marker-end-width="0.45cm" draw:fill="none" draw:textarea-vertical-align="middle" fo:padding-top="0.175cm" fo:padding-bottom="0.175cm" fo:padding-left="0.3cm" fo:padding-right="0.3cm"/>
    </style:style>
    <style:style style:name="gr6" style:family="graphic" style:parent-style-name="standard">
      <style:graphic-properties svg:stroke-color="#000000" draw:fill-color="#729fcf" draw:textarea-horizontal-align="justify" draw:textarea-vertical-align="middle" draw:auto-grow-height="false" fo:min-height="1.751cm" fo:min-width="2.788cm"/>
    </style:style>
    <style:style style:name="gr7" style:family="graphic" style:parent-style-name="standard">
      <style:graphic-properties svg:stroke-width="0.1cm" svg:stroke-color="#e6e6e6" draw:marker-start-width="0.35cm" draw:marker-end-width="0.35cm" draw:fill-color="#f2f2f2" draw:textarea-horizontal-align="justify" draw:textarea-vertical-align="middle" draw:auto-grow-height="false" fo:min-height="1.868cm" fo:min-width="1.618cm" fo:padding-top="0.175cm" fo:padding-bottom="0.175cm" fo:padding-left="0.3cm" fo:padding-right="0.3cm"/>
    </style:style>
    <style:style style:name="gr8" style:family="graphic" style:parent-style-name="objectwithoutfill">
      <style:graphic-properties svg:stroke-width="0.1cm" svg:stroke-color="#999999" draw:marker-start="" draw:marker-start-width="0.35cm" draw:marker-end="Arrowheads_20_5" draw:marker-end-width="0.45cm" draw:fill="none" draw:textarea-vertical-align="middle" fo:padding-top="0.175cm" fo:padding-bottom="0.175cm" fo:padding-left="0.3cm" fo:padding-right="0.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000000" draw:fill-color="#cfe7f5" draw:textarea-horizontal-align="justify" draw:textarea-vertical-align="middle" draw:auto-grow-height="false" fo:min-height="2.751cm" fo:min-width="2.486cm"/>
    </style:style>
    <style:style style:name="gr11" style:family="graphic" style:parent-style-name="standard">
      <style:graphic-properties svg:stroke-color="#000000" draw:textarea-horizontal-align="justify" draw:textarea-vertical-align="middle" draw:auto-grow-height="false" fo:min-height="1.751cm" fo:min-width="1.89cm"/>
    </style:style>
    <style:style style:name="gr12" style:family="graphic" style:parent-style-name="standard">
      <style:graphic-properties svg:stroke-color="#000000" draw:fill-color="#f2f2f2" draw:textarea-horizontal-align="justify" draw:textarea-vertical-align="middle" draw:auto-grow-height="false" fo:min-height="1.353cm" fo:min-width="3.5cm"/>
    </style:style>
    <style:style style:name="P1" style:family="paragraph">
      <style:paragraph-properties fo:text-align="center"/>
    </style:style>
    <style:style style:name="P2" style:family="paragraph">
      <loext:graphic-properties draw:fill-color="#ffffcc"/>
      <style:paragraph-properties fo:text-align="center"/>
    </style:style>
    <style:style style:name="P3" style:family="paragraph">
      <loext:graphic-properties draw:fill-color="#ff8080"/>
      <style:paragraph-properties fo:text-align="center"/>
    </style:style>
    <style:style style:name="P4" style:family="paragraph">
      <loext:graphic-properties draw:fill="none"/>
      <style:paragraph-properties fo:text-align="center"/>
    </style:style>
    <style:style style:name="P5" style:family="paragraph">
      <loext:graphic-properties draw:fill-color="#729fcf"/>
      <style:paragraph-properties fo:text-align="center"/>
    </style:style>
    <style:style style:name="P6" style:family="paragraph">
      <loext:graphic-properties draw:fill-color="#f2f2f2"/>
      <style:paragraph-properties fo:text-align="center"/>
    </style:style>
    <style:style style:name="P7" style:family="paragraph">
      <loext:graphic-properties draw:fill-color="#cfe7f5"/>
      <style:paragraph-properties fo:text-align="center"/>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cm" svg:height="2.5cm" svg:x="1cm" svg:y="2cm">
          <text:p text:style-name="P1"><text:span text:style-name="T1">nex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3" draw:id="id3" draw:layer="layout" svg:width="4cm" svg:height="2.5cm" svg:x="12.001cm" svg:y="7.001cm">
          <text:p text:style-name="P1"><text:span text:style-name="T1">delaye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9" draw:id="id9" draw:layer="layout" svg:width="4cm" svg:height="2.5cm" svg:x="8cm" svg:y="2cm">
          <text:p text:style-name="P1"><text:span text:style-name="T1">fetch</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xml:id="id4" draw:id="id4" draw:layer="layout" svg:width="4cm" svg:height="3cm" svg:x="8cm" svg:y="13cm">
          <text:p text:style-name="P1">Throttle</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4" draw:layer="layout" svg:x1="3cm" svg:y1="4.352cm" svg:x2="4.5cm" svg:y2="7cm" draw:start-shape="id1" draw:start-glue-point="6" draw:end-shape="id2" draw:end-glue-point="5" svg:d="M3000 4352v2648h1500" svg:viewBox="0 0 1501 2649">
          <text:p/>
        </draw:connector>
        <draw:connector draw:style-name="gr4" draw:text-style-name="P4" draw:layer="layout" draw:line-skew="0.749cm" svg:x1="14.001cm" svg:y1="9.353cm" svg:x2="10cm" svg:y2="13cm" draw:start-shape="id3" draw:start-glue-point="6" draw:end-shape="id4" draw:end-glue-point="4" svg:d="M14001 9353v2647h-4001v1000" svg:viewBox="0 0 4002 3648">
          <text:p/>
        </draw:connector>
        <draw:connector draw:style-name="gr5" draw:text-style-name="P4" draw:layer="layout" draw:line-skew="0.497cm" svg:x1="12cm" svg:y1="14.5cm" svg:x2="16.001cm" svg:y2="8.251cm" draw:start-shape="id4" draw:start-glue-point="7" draw:end-shape="id3" draw:end-glue-point="7" svg:d="M12000 14500h5000v-6249h-999" svg:viewBox="0 0 5001 6250">
          <text:p/>
        </draw:connector>
        <draw:custom-shape draw:style-name="gr6" draw:text-style-name="P5" xml:id="id6" draw:id="id6" draw:layer="layout" svg:width="5cm" svg:height="2cm" svg:x="7.5cm" svg:y="17.4cm">
          <text:p text:style-name="P1">Fetch or<text:line-break/>Render</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custom-shape draw:style-name="gr7" draw:text-style-name="P6" xml:id="id5" draw:id="id5" draw:layer="layout" svg:width="3cm" svg:height="3cm" svg:x="1cm" svg:y="16.9cm">
          <text:p text:style-name="P1">www</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8" draw:text-style-name="P4" draw:layer="layout" svg:x1="4cm" svg:y1="18.4cm" svg:x2="7.5cm" svg:y2="18.4cm" draw:start-shape="id5" draw:start-glue-point="10" draw:end-shape="id6" draw:end-glue-point="5" svg:d="M4000 18400h3500" svg:viewBox="0 0 3501 1">
          <text:p/>
        </draw:connector>
        <draw:connector draw:style-name="gr9" draw:text-style-name="P4" draw:layer="layout" svg:x1="10cm" svg:y1="15.763cm" svg:x2="10cm" svg:y2="17.4cm" draw:start-shape="id4" draw:start-glue-point="6" draw:end-shape="id6" draw:end-glue-point="4" svg:d="M10000 15763v1637" svg:viewBox="0 0 1 1638">
          <text:p/>
        </draw:connector>
        <draw:custom-shape draw:style-name="gr10" draw:text-style-name="P7" xml:id="id7" draw:id="id7" draw:layer="layout" svg:width="5cm" svg:height="3cm" svg:x="7.5cm" svg:y="21cm">
          <text:p text:style-name="P1">Parse</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onnector draw:style-name="gr9" draw:text-style-name="P4" draw:layer="layout" svg:x1="10cm" svg:y1="19.4cm" svg:x2="10cm" svg:y2="21cm" draw:start-shape="id6" draw:start-glue-point="6" draw:end-shape="id7" draw:end-glue-point="4" svg:d="M10000 19400v1600" svg:viewBox="0 0 1 1601">
          <text:p/>
        </draw:connector>
        <draw:connector draw:style-name="gr3" draw:text-style-name="P4" draw:layer="layout" draw:line-skew="0.598cm 6.498cm" svg:x1="10cm" svg:y1="27.6cm" svg:x2="12cm" svg:y2="3.25cm" draw:start-shape="id8" draw:start-glue-point="6" draw:end-shape="id9" draw:end-glue-point="7" svg:d="M10000 27600v1100h9000v-25450h-7000" svg:viewBox="0 0 9001 25451">
          <text:p/>
        </draw:connector>
        <draw:connector draw:style-name="gr3" draw:text-style-name="P4" draw:layer="layout" svg:x1="10cm" svg:y1="4.352cm" svg:x2="8.5cm" svg:y2="7cm" draw:start-shape="id9" draw:start-glue-point="6" draw:end-shape="id2" draw:end-glue-point="7" svg:d="M10000 4352v2648h-1500" svg:viewBox="0 0 1501 2649">
          <text:p/>
        </draw:connector>
        <draw:custom-shape draw:style-name="gr11" draw:text-style-name="P1" xml:id="id10" draw:id="id10" draw:layer="layout" svg:width="4cm" svg:height="2cm" svg:x="4.501cm" svg:y="9.001cm">
          <text:p text:style-name="P1">filter</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9" draw:text-style-name="P4" draw:layer="layout" svg:x1="6.5cm" svg:y1="7.842cm" svg:x2="6.501cm" svg:y2="9.001cm" draw:start-shape="id2" draw:start-glue-point="6" draw:end-shape="id10" draw:end-glue-point="4" svg:d="M6500 7842v659h1v500" svg:viewBox="0 0 2 1160">
          <text:p/>
        </draw:connector>
        <draw:custom-shape draw:style-name="gr12" draw:text-style-name="P6" xml:id="id2" draw:id="id2" draw:layer="layout" svg:width="4cm" svg:height="2cm" svg:x="4.5cm" svg:y="6cm">
          <text:p text:style-name="P1">prioritise</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4" draw:layer="layout" draw:line-skew="-0.001cm" svg:x1="6.501cm" svg:y1="11.001cm" svg:x2="10cm" svg:y2="13cm" draw:start-shape="id10" draw:end-shape="id4" draw:end-glue-point="4" svg:d="M6501 11001v999h3499v1000" svg:viewBox="0 0 3500 2000">
          <text:p/>
        </draw:connector>
        <draw:custom-shape draw:style-name="gr11" draw:text-style-name="P1" xml:id="id8" draw:id="id8" draw:layer="layout" svg:width="4cm" svg:height="2cm" svg:x="8cm" svg:y="25.6cm">
          <text:p text:style-name="P1">filter</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9" draw:text-style-name="P4" draw:layer="layout" svg:x1="10cm" svg:y1="24cm" svg:x2="10cm" svg:y2="25.6cm" draw:start-shape="id7" draw:start-glue-point="6" draw:end-shape="id8" draw:end-glue-point="4" svg:d="M10000 24000v1600" svg:viewBox="0 0 1 16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1580" svg:d="M1013 1491l118 89-567-1580-564 1580 114-85 136-68 148-46 161-17 161 13 153 46z"/>
    <draw:marker draw:name="Arrowheads_20_2" draw:display-name="Arrowheads 2" svg:viewBox="0 0 1131 1918" svg:d="M737 1131h394l-564-1131-567 1131h398l-398 787h1131z"/>
    <draw:marker draw:name="Arrowheads_20_3" draw:display-name="Arrowheads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s_20_4" draw:display-name="Arrowheads 4" svg:viewBox="0 0 3000 3000" svg:d="M1500 0l1500 3000h-3000zM1500 447l-1176 2353h2353z"/>
    <draw:marker draw:name="Arrowheads_20_5" draw:display-name="Arrowheads 5" svg:viewBox="0 0 1321 3493" svg:d="M1321 3493h-1321l702-349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dcffd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6T22:58:07.822987000</meta:creation-date>
    <dc:date>2015-10-06T22:17:42.880587000</dc:date>
    <meta:editing-duration>PT23H23M23S</meta:editing-duration>
    <meta:editing-cycles>7</meta:editing-cycles>
    <meta:generator>LibreOffice/4.4.5.2$MacOSX_X86_64 LibreOffice_project/a22f674fd25a3b6f45bdebf25400ed2adff0ff99</meta:generator>
    <meta:document-statistic meta:object-count="21"/>
  </office:meta>
</office:document-meta>
</file>